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031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3o.objects.name" text:name="name"/>
        <text:user-field-decl office:value-type="string" office:string-value="user name" text:name="py3o.objects.name"/>
      </text:user-field-decls>
      <text:p text:style-name="P1"><draw:frame draw:style-name="fr1" draw:name="py3o.image(b64decode(objects.image_1920), 'png', width='2cm', height='2cm')" text:anchor-type="paragraph" svg:x="2.4598in" svg:y="0.1209in" svg:width="0.7902in" draw:z-index="0"><draw:text-box fo:min-height="0.2in"><text:p text:style-name="Frame_20_contents"/></draw:text-box></draw:frame><text:s text:c="2"/><text:user-field-get text:name="py3o.objects.name">user name</text:user-field-ge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0-04T11:11:24.791934295</meta:creation-date>
    <dc:date>2020-02-19T02:20:12.365143759</dc:date>
    <meta:editing-duration>PT1H2M58S</meta:editing-duration>
    <meta:editing-cycles>5</meta:editing-cycles>
    <meta:generator>LibreOffice/6.3.4.2$Linux_X86_64 LibreOffice_project/30$Build-2</meta:generator>
    <meta:document-statistic meta:table-count="0" meta:image-count="0" meta:object-count="0" meta:page-count="1" meta:paragraph-count="1" meta:word-count="2" meta:character-count="11" meta:non-whitespace-character-count="8"/>
  </office:meta>
</office:document-meta>
</file>